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bas Neue" svg:font-family="'Bebas Neu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color="#0000cc" fo:font-size="32pt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text-properties style:font-name="Bebas Neue" fo:font-size="26pt" style:font-size-asian="26pt" style:font-size-complex="26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color="#0000cc" style:font-name="Bebas Neu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00cc" fo:font-size="32pt"/>
    </style:style>
    <style:style style:name="T3" style:family="text">
      <style:text-properties fo:color="#0000cc" fo:font-size="12pt" style:font-size-asian="12pt" style:font-size-complex="12pt"/>
    </style:style>
    <style:style style:name="T4" style:family="text">
      <style:text-properties fo:color="#0000cc" style:font-name="Bebas Neue" fo:font-size="40pt" style:font-size-asian="40pt" style:font-size-complex="4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0066" fo:font-size="20pt" style:font-size-asian="20pt" style:font-size-complex="20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0000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M e m b u a t <text:s text:c="2"/>a p <text:s/>l I k a s I <text:s text:c="2"/>c r u d</text:span></text:p>
            <text:p><text:span text:style-name="T2"/></text:p>
            <text:p><text:span text:style-name="T3">DOSCOM UNIVERS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PHP Data Objects (PDO)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xml:id="id1" text:id="id1"><text:span text:style-name="T5">Apa itu Database (basis data)?</text:span></text:p>
                  </text:list-item>
                  <text:list-item>
                    <text:p xml:id="id2" text:id="id2"><text:span text:style-name="T5">Contohnya?</text:span></text:p>
                  </text:list-item>
                  <text:list-item>
                    <text:p xml:id="id3" text:id="id3"><text:span text:style-name="T5">Apa itu PHP Data Objects (PDO)</text:span></text:p>
                    <text:p><text:span text:style-name="T5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PHP Data Objects (PDO)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xml:id="id4" text:id="id4"><text:span text:style-name="T5">Buka phpmyadmin</text:span></text:p>
                  </text:list-item>
                  <text:list-item>
                    <text:p xml:id="id5" text:id="id5"><text:span text:style-name="T5">Buat data basebaru</text:span></text:p>
                  </text:list-item>
                  <text:list-item>
                    <text:p xml:id="id6" text:id="id6"><text:span text:style-name="T5">Buat tabel posts berisi kolom masing-masing bernama:</text:span></text:p>
                    <text:list>
                      <text:list-item>
                        <text:list>
                          <text:list-item>
                            <text:p xml:id="id7" text:id="id7"><text:span text:style-name="T5">postId</text:span></text:p>
                          </text:list-item>
                          <text:list-item>
                            <text:p xml:id="id8" text:id="id8"><text:span text:style-name="T5">postTitle</text:span></text:p>
                          </text:list-item>
                          <text:list-item>
                            <text:p xml:id="id9" text:id="id9"><text:span text:style-name="T5">postDate</text:span></text:p>
                          </text:list-item>
                          <text:list-item>
                            <text:p xml:id="id10" text:id="id10"><text:span text:style-name="T5">postContent</text:span></text:p>
                          </text:list-item>
                          <text:list-item>
                            <text:p xml:id="id11" text:id="id11"><text:span text:style-name="T5">postTag</text:span></text:p>
                          </text:list-item>
                          <text:list-item>
                            <text:p xml:id="id12" text:id="id12"><text:span text:style-name="T5">status</text:span></text:p>
                          </text:list-item>
                        </text:list>
                      </text:list-item>
                    </text:list>
                    <text:p><text:span text:style-name="T5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Query Database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><text:span text:style-name="T5">CREATE TABLE IF NOT EXISTS `posts` (</text:span></text:p>
            <text:p><text:span text:style-name="T5"><text:s text:c="2"/></text:span><text:span text:style-name="T5">`postId` int(11) NOT NULL AUTO_INCREMENT,</text:span></text:p>
            <text:p><text:span text:style-name="T5"><text:s text:c="2"/></text:span><text:span text:style-name="T5">`postTitle` varchar(200) NOT NULL,</text:span></text:p>
            <text:p><text:span text:style-name="T5"><text:s text:c="2"/></text:span><text:span text:style-name="T5">`postDate` datetime DEFAULT NULL,</text:span></text:p>
            <text:p><text:span text:style-name="T5"><text:s text:c="2"/></text:span><text:span text:style-name="T5">`postContent` text NOT NULL,</text:span></text:p>
            <text:p><text:span text:style-name="T5"><text:s text:c="2"/></text:span><text:span text:style-name="T5">`postTag` varchar(100) NOT NULL,</text:span></text:p>
            <text:p><text:span text:style-name="T5"><text:s text:c="2"/></text:span><text:span text:style-name="T5">`status` varchar(10) NOT NULL,</text:span></text:p>
            <text:p><text:span text:style-name="T5"><text:s text:c="2"/></text:span><text:span text:style-name="T5">PRIMARY KEY (`postId`)</text:span></text:p>
            <text:p><text:span text:style-name="T5">) ENGINE=InnoDB <text:s/>DEFAULT CHARSET=latin1 AUTO_INCREMENT=11 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koneksi</text:span></text:p>
          </draw:text-box>
        </draw:frame>
        <draw:frame presentation:style-name="pr4" draw:text-style-name="P5" draw:layer="layout" svg:width="25.199cm" svg:height="15.152cm" svg:x="1.4cm" svg:y="4.914cm" presentation:class="outline" presentation:user-transformed="true">
          <draw:text-box>
            <text:p><text:span text:style-name="T5">$host </text:span><text:span text:style-name="T5"><text:tab/></text:span><text:span text:style-name="T5"><text:tab/></text:span><text:span text:style-name="T5">= '</text:span><text:span text:style-name="T6">localhost</text:span><text:span text:style-name="T5">';</text:span></text:p>
            <text:p><text:span text:style-name="T5">$username </text:span><text:span text:style-name="T5"><text:tab/></text:span><text:span text:style-name="T5">= '</text:span><text:span text:style-name="T6">root</text:span><text:span text:style-name="T5">';</text:span></text:p>
            <text:p><text:span text:style-name="T5">$password </text:span><text:span text:style-name="T5"><text:tab/></text:span><text:span text:style-name="T5">= '</text:span><text:span text:style-name="T6">root</text:span><text:span text:style-name="T5">';</text:span></text:p>
            <text:p><text:span text:style-name="T5">$database </text:span><text:span text:style-name="T5"><text:tab/></text:span><text:span text:style-name="T5">= '</text:span><text:span text:style-name="T6">nama_database</text:span><text:span text:style-name="T5">';</text:span></text:p>
            <text:p><text:span text:style-name="T5">$dbms </text:span><text:span text:style-name="T5"><text:tab/></text:span><text:span text:style-name="T5"><text:tab/></text:span><text:span text:style-name="T5">= '</text:span><text:span text:style-name="T6">mysql</text:span><text:span text:style-name="T5">';</text:span></text:p>
            <text:p><text:span text:style-name="T5">$charset </text:span><text:span text:style-name="T5"><text:tab/></text:span><text:span text:style-name="T5">= 'utf8';</text:span></text:p>
            <text:p><text:span text:style-name="T5">$db </text:span><text:span text:style-name="T5"><text:tab/></text:span><text:span text:style-name="T5"><text:tab/></text:span><text:span text:style-name="T5">= null;</text:span></text:p>
            <text:p><text:span text:style-name="T5">try {</text:span></text:p>
            <text:p><text:span text:style-name="T5"><text:s text:c="4"/></text:span><text:span text:style-name="T5">$db = new </text:span><text:span text:style-name="T7">PDO</text:span><text:span text:style-name="T5">("$dbms:host=$host;dbname=$database;charset=$charset", $username, $password);</text:span></text:p>
            <text:p><text:span text:style-name="T5"><text:s text:c="4"/></text:span><text:span text:style-name="T5">$db-&gt;</text:span><text:span text:style-name="T7">setAttribute</text:span><text:span text:style-name="T5">(PDO::ATTR_ERRMODE, PDO::ERRMODE_EXCEPTION);</text:span></text:p>
            <text:p><text:span text:style-name="T5">}</text:span></text:p>
            <text:p><text:span text:style-name="T5">catch(PDOException $e) {</text:span></text:p>
            <text:p><text:span text:style-name="T5"><text:s text:c="4"/></text:span><text:span text:style-name="T5">echo 'error :'.$e-&gt;</text:span><text:span text:style-name="T7">getMessage</text:span><text:span text:style-name="T5">();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Create</text:span></text:p>
          </draw:text-box>
        </draw:frame>
        <draw:frame presentation:style-name="pr4" draw:text-style-name="P5" draw:layer="layout" svg:width="25.199cm" svg:height="15.152cm" svg:x="1.4cm" svg:y="4.914cm" presentation:class="outline" presentation:user-transformed="true">
          <draw:text-box>
            <text:p><text:span text:style-name="T7">include_once</text:span><text:span text:style-name="T5"> '</text:span><text:span text:style-name="T6">connectDB.php</text:span><text:span text:style-name="T5">';</text:span></text:p>
            <text:p><text:span text:style-name="T5">$query = "insert into posts values('', :postTitle, now(), :postContent, :postTag, :status);";</text:span></text:p>
            <text:p><text:span text:style-name="T5">$run = $db-&gt;</text:span><text:span text:style-name="T6">prepare</text:span><text:span text:style-name="T5">($query);</text:span></text:p>
            <text:p><text:span text:style-name="T5">$run-&gt;execute(array(</text:span></text:p>
            <text:list text:style-name="L2">
              <text:list-item>
                <text:list>
                  <text:list-header>
                    <text:p><text:span text:style-name="T5">':postTitle' =&gt; $_POST['postTitle'],</text:span></text:p>
                    <text:p><text:span text:style-name="T5">':postContent' =&gt; $_POST['postContent'],</text:span></text:p>
                    <text:p><text:span text:style-name="T5">':postTag' =&gt; 'blog', ':status' =&gt; 'entry'</text:span></text:p>
                  </text:list-header>
                </text:list>
              </text:list-item>
            </text:list>
            <text:p><text:span text:style-name="T5">));</text:span></text:p>
            <text:p><text:span text:style-name="T5">if ($run) {</text:span></text:p>
            <text:list text:continue-numbering="true" text:style-name="L2">
              <text:list-item>
                <text:list>
                  <text:list-header>
                    <text:p><text:span text:style-name="T5">header("location:post_list.php");</text:span></text:p>
                  </text:list-header>
                </text:list>
              </text:list-item>
            </text:list>
            <text:p><text:span text:style-name="T5">}</text:span></text:p>
            <text:p><text:span text:style-name="T5">else {</text:span></text:p>
            <text:list text:continue-numbering="true" text:style-name="L2">
              <text:list-item>
                <text:list>
                  <text:list-header>
                    <text:p><text:span text:style-name="T5">echo 'error';</text:span></text:p>
                  </text:list-header>
                </text:list>
              </text:list-item>
            </text:list>
            <text:p><text:span text:style-name="T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read</text:span></text:p>
          </draw:text-box>
        </draw:frame>
        <draw:frame presentation:style-name="pr4" draw:text-style-name="P5" draw:layer="layout" svg:width="25.199cm" svg:height="15.152cm" svg:x="1.4cm" svg:y="4.914cm" presentation:class="outline" presentation:user-transformed="true">
          <draw:text-box>
            <text:p><text:span text:style-name="T7">include_once</text:span><text:span text:style-name="T5"> '</text:span><text:span text:style-name="T6">connectDB.php</text:span><text:span text:style-name="T5">';</text:span></text:p>
            <text:p><text:span text:style-name="T5">$id=$_GET['id'];</text:span></text:p>
            <text:p><text:span text:style-name="T5">$query = "select * from posts where postID = $id";</text:span></text:p>
            <text:p><text:span text:style-name="T5">$run = $db-&gt;</text:span><text:span text:style-name="T7">query</text:span><text:span text:style-name="T5">($query);</text:span></text:p>
            <text:p><text:span text:style-name="T5"/></text:p>
            <text:p><text:span text:style-name="T5">foreach ($run as $value) {</text:span></text:p>
            <text:list text:style-name="L2">
              <text:list-item>
                <text:list>
                  <text:list-header>
                    <text:p><text:span text:style-name="T5">echo $value['postTitle'];</text:span></text:p>
                    <text:p><text:span text:style-name="T5">echo date("d-M-Y",strtotime($value['postDate']));</text:span></text:p>
                    <text:p><text:span text:style-name="T5">echo $value['postContent'];</text:span></text:p>
                  </text:list-header>
                </text:list>
              </text:list-item>
            </text:list>
            <text:p><text:span text:style-name="T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update</text:span></text:p>
          </draw:text-box>
        </draw:frame>
        <draw:frame presentation:style-name="pr4" draw:text-style-name="P5" draw:layer="layout" svg:width="26.032cm" svg:height="15.152cm" svg:x="1.4cm" svg:y="4.914cm" presentation:class="outline" presentation:user-transformed="true">
          <draw:text-box>
            <text:p><text:span text:style-name="T7">include_once</text:span><text:span text:style-name="T5"> '</text:span><text:span text:style-name="T6">connectDB.php</text:span><text:span text:style-name="T5">';</text:span></text:p>
            <text:p><text:span text:style-name="T5">$query = "UPDATE posts SET postTitle= :postTitle, postContent= :postContent WHERE postId=:key;";</text:span></text:p>
            <text:p><text:span text:style-name="T5">$run = $db-&gt;</text:span><text:span text:style-name="T8">prepare</text:span><text:span text:style-name="T5">($query);</text:span></text:p>
            <text:p><text:span text:style-name="T5">$run-&gt;</text:span><text:span text:style-name="T8">execute</text:span><text:span text:style-name="T5">(array(</text:span></text:p>
            <text:list text:style-name="L2">
              <text:list-item>
                <text:list>
                  <text:list-header>
                    <text:p><text:span text:style-name="T5">':key' =&gt; $_POST['postId'],</text:span></text:p>
                    <text:p><text:span text:style-name="T5">':postTitle' =&gt; $_POST['postTitle'],</text:span></text:p>
                    <text:p><text:span text:style-name="T5">':postContent' =&gt; $_POST['postContent']</text:span></text:p>
                  </text:list-header>
                </text:list>
              </text:list-item>
            </text:list>
            <text:p><text:span text:style-name="T5">));</text:span></text:p>
            <text:p><text:span text:style-name="T5">if ($run) {</text:span></text:p>
            <text:list text:continue-numbering="true" text:style-name="L2">
              <text:list-item>
                <text:list>
                  <text:list-header>
                    <text:p><text:span text:style-name="T5">header("location:post_list.php");</text:span></text:p>
                  </text:list-header>
                </text:list>
              </text:list-item>
            </text:list>
            <text:p><text:span text:style-name="T5">}</text:span></text:p>
            <text:p><text:span text:style-name="T5">else {</text:span></text:p>
            <text:list text:continue-numbering="true" text:style-name="L2">
              <text:list-item>
                <text:list>
                  <text:list-header>
                    <text:p><text:span text:style-name="T5">echo 'error';</text:span></text:p>
                  </text:list-header>
                </text:list>
              </text:list-item>
            </text:list>
            <text:p><text:span text:style-name="T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delete</text:span></text:p>
          </draw:text-box>
        </draw:frame>
        <draw:frame presentation:style-name="pr4" draw:text-style-name="P5" draw:layer="layout" svg:width="25.199cm" svg:height="15.152cm" svg:x="1.4cm" svg:y="4.914cm" presentation:class="outline" presentation:user-transformed="true">
          <draw:text-box>
            <text:p><text:span text:style-name="T7">include_once</text:span><text:span text:style-name="T5"> '</text:span><text:span text:style-name="T6">connectDB.php</text:span><text:span text:style-name="T5">';</text:span></text:p>
            <text:p><text:span text:style-name="T5">$query = "delete from posts where postId=:key;";</text:span></text:p>
            <text:p><text:span text:style-name="T5"/></text:p>
            <text:p><text:span text:style-name="T5">$run = $db-&gt;</text:span><text:span text:style-name="T7">prepare</text:span><text:span text:style-name="T5">($query);</text:span></text:p>
            <text:p><text:span text:style-name="T5">$run-&gt;</text:span><text:span text:style-name="T7">execute</text:span><text:span text:style-name="T5">(array(</text:span></text:p>
            <text:list text:style-name="L2">
              <text:list-item>
                <text:list>
                  <text:list-header>
                    <text:p><text:span text:style-name="T5">':key' =&gt; $_GET['id']</text:span></text:p>
                  </text:list-header>
                </text:list>
              </text:list-item>
            </text:list>
            <text:p><text:span text:style-name="T5">));</text:span></text:p>
            <text:p><text:span text:style-name="T5">if ($run) {</text:span></text:p>
            <text:list text:continue-numbering="true" text:style-name="L2">
              <text:list-item>
                <text:list>
                  <text:list-header>
                    <text:p><text:span text:style-name="T5">header("location:post_list.php");</text:span></text:p>
                  </text:list-header>
                </text:list>
              </text:list-item>
            </text:list>
            <text:p><text:span text:style-name="T5">}</text:span></text:p>
            <text:p><text:span text:style-name="T5">else {</text:span></text:p>
            <text:list text:continue-numbering="true" text:style-name="L2">
              <text:list-item>
                <text:list>
                  <text:list-header>
                    <text:p><text:span text:style-name="T5">echo 'error';</text:span></text:p>
                  </text:list-header>
                </text:list>
              </text:list-item>
            </text:list>
            <text:p><text:span text:style-name="T5">}</text:span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tugas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5">Buat aplikasi CRUD dengan menggunakan template tampilan yang telah anda buat sebelumnya.</text:span></text:p>
                  </text:list-item>
                  <text:list-item>
                    <text:p><text:span text:style-name="T5">Aplikasi tersebut dapat menyimpan, menambah, menampilkan, mengedit, menghapus data. </text:span></text:p>
                  </text:list-item>
                  <text:list-item>
                    <text:p><text:span text:style-name="T5">Tambahan : </text:span></text:p>
                    <text:list>
                      <text:list-item>
                        <text:p><text:span text:style-name="T5">Beri paginasi untuk menampilkan data anda</text:span></text:p>
                      </text:list-item>
                      <text:list-item>
                        <text:p><text:span text:style-name="T5">Buat pembagian hak akses terhadap user (admin atau user biasa),</text:span></text:p>
                        <text:p><text:span text:style-name="T5">admin dapat menambah dan mengubah data, user biasa hanya dapat melihat data. Admin harus login terlebih dahulu (jadi bikin tampilan login).</text:span></text:p>
                      </text:list-item>
                    </text:list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ebas Neue" svg:font-family="'Bebas Neu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9T08:37:40.307738195</meta:creation-date>
    <dc:date>2016-04-10T21:49:57.949318993</dc:date>
    <meta:editing-duration>P1DT6H9M50S</meta:editing-duration>
    <meta:editing-cycles>83</meta:editing-cycles>
    <meta:generator>LibreOffice/4.2.8.2$Linux_X86_64 LibreOffice_project/420m0$Build-2</meta:generator>
    <meta:document-statistic meta:object-count="60"/>
  </office:meta>
</office:document-meta>
</file>